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, 'Lucida Console'"/>
    <style:font-face style:name="Consolas1" svg:font-family="Consolas, 'Lucida Console'" style:font-adornments="Semibold"/>
    <style:font-face style:name="Lohit Devanagari2" svg:font-family="'Lohit Devanagari'"/>
    <style:font-face style:name="FreeSans2" svg:font-family="FreeSans" style:font-family-generic="swiss"/>
    <style:font-face style:name="Courier 10 Pitch2" svg:font-family="'Courier 10 Pitch'" style:font-pitch="fixed"/>
    <style:font-face style:name="Courier 10 Pitch4" svg:font-family="'Courier 10 Pitch'" style:font-adornments="Semibold" style:font-pitch="fixed"/>
    <style:font-face style:name="Courier 10 Pitch1" svg:font-family="'Courier 10 Pitch'" style:font-adornments="標準" style:font-pitch="fixed"/>
    <style:font-face style:name="Liberation Mono2" svg:font-family="'Liberation Mono', 'Courier New'" style:font-family-generic="modern" style:font-pitch="fixed"/>
    <style:font-face style:name="Nimbus Mono L2" svg:font-family="'Nimbus Mono L'" style:font-family-generic="modern" style:font-pitch="fixed"/>
    <style:font-face style:name="Nimbus Mono L1" svg:font-family="'Nimbus Mono L'" style:font-adornments="Semibold" style:font-family-generic="modern" style:font-pitch="fixed"/>
    <style:font-face style:name="Consolas" svg:font-family="Consolas, 'Lucida Console'" style:font-adornments="Semibold" style:font-pitch="variable"/>
    <style:font-face style:name="Courier 10 Pitch3" svg:font-family="'Courier 10 Pitch'" style:font-adornments="Semibold" style:font-pitch="variable"/>
    <style:font-face style:name="Courier 10 Pitch" svg:font-family="'Courier 10 Pitch'" style:font-adornments="標準" style:font-pitch="variable"/>
    <style:font-face style:name="Lohit Devanagari1" svg:font-family="'Lohit Devanagari'" style:font-pitch="variable"/>
    <style:font-face style:name="Source Sans Pro4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Liberation Mono1" svg:font-family="'Liberation Mono', 'Courier New'" style:font-family-generic="modern" style:font-pitch="variable"/>
    <style:font-face style:name="Nimbus Mono L" svg:font-family="'Nimbus Mono L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Semibold" style:font-family-generic="swiss" style:font-pitch="variable"/>
    <style:font-face style:name="FreeSans1" svg:font-family="FreeSans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margin-top="1.5cm" fo:margin-bottom="1.5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style:font-name="Nimbus Mono L2"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100b6" style:font-name="Consolas2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onsolas2" fo:font-size="24pt" style:font-size-asian="24pt" style:font-size-complex="24pt"/>
    </style:style>
    <style:style style:name="T7" style:family="text">
      <style:text-properties style:font-name="Consolas2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00a2" style:font-name="Consolas2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d80800" style:font-name="Consolas2" fo:font-size="24pt" style:font-size-asian="24pt" style:font-size-complex="24pt"/>
    </style:style>
    <style:style style:name="T10" style:family="text">
      <style:text-properties fo:color="#585cf6" style:font-name="Consolas2"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Courier 10 Pitch2"/>
    </style:style>
    <style:style style:name="T12" style:family="text">
      <style:text-properties style:font-name="Nimbus Mono L2"/>
    </style:style>
    <style:style style:name="T13" style:family="text">
      <style:text-properties style:font-name="DejaVu Sans1"/>
    </style:style>
    <style:style style:name="T14" style:family="text">
      <style:text-properties style:font-name="Courier 10 Pitch2" fo:font-size="26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Testy jednostkowe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 text:style-name="P1"><text:span text:style-name="T1">Aleksander Nowinski</text:span></text:p>
            <text:p text:style-name="P1"><text:span text:style-name="T1">a.nowinski@icm.edu.p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blemy z testowaniem kodu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2">10% czasu to pisanie programu, 90% to szukanie i poprawianie błędów</text:span></text:p>
              </text:list-item>
              <text:list-item>
                <text:p text:style-name="P4"><text:span text:style-name="T2">Duże aplikacje generują spory narzut na poziomie uruchomienia, a dotarcie do testowanej funkcjonalności trwa</text:span></text:p>
              </text:list-item>
              <text:list-item>
                <text:p text:style-name="P4"><text:span text:style-name="T2">Błędy często objawiają się późno, na nietypowych dany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Testowanie oprogramowania</text:p>
          </draw:text-box>
        </draw:frame>
        <draw:frame presentation:style-name="pr5" draw:layer="layout" svg:width="26cm" svg:height="14cm" svg:x="1cm" svg:y="5.5cm" presentation:class="outline">
          <draw:text-box>
            <text:p>Poziomy testów:</text:p>
            <text:list text:style-name="L2">
              <text:list-item>
                <text:list>
                  <text:list-item>
                    <text:p><text:span text:style-name="T3">Jednostkowe</text:span><text:span text:style-name="T4"> – testy fragmentów kodu</text:span></text:p>
                  </text:list-item>
                  <text:list-item>
                    <text:p>Integracyjne – testy weryfikujące współdziałanie modułów</text:p>
                  </text:list-item>
                  <text:list-item>
                    <text:p>Systemowe – testy gotowego systemu, m.in. testy interfejsu, kompatybilności, obciążeniowe etc.</text:p>
                  </text:list-item>
                  <text:list-item>
                    <text:p>Akceptacyjne – wykonywane przez zamawiające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esty Jednostkowe (Unit Testing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sty 'white box' – pisane ze zrozumieniem sposobu działania klasy</text:p>
              </text:list-item>
              <text:list-item>
                <text:p>Pisane przez i dla programistów</text:p>
              </text:list-item>
              <text:list-item>
                <text:p>Uruchamiane przy każdej kompilacji projektu</text:p>
              </text:list-item>
              <text:list-item>
                <text:p>Testują niewielkie fragmenty (jednostki) ko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Refaktoryzacj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Zmiany w kodzie nie zmieniające funkcjonalności</text:p>
              </text:list-item>
              <text:list-item>
                <text:p>Wykonywana żeby zachować wysoką jakość kodu</text:p>
              </text:list-item>
              <text:list-item>
                <text:p>Przykłady:</text:p>
                <text:list>
                  <text:list-item>
                    <text:p>Zmiana nazwy metody/zmiennej</text:p>
                  </text:list-item>
                  <text:list-item>
                    <text:p>Wydzielenie fragmentu kodu do metody</text:p>
                  </text:list-item>
                  <text:list-item>
                    <text:p>Wydzielenie klasy pierwotnej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Zalety testów jednostkowych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czesna identyfikacja problemu</text:p>
              </text:list-item>
              <text:list-item>
                <text:p>Identyfikacja błędów w kodzie na poziomie pracy z IDE, a nie przez testowanie produktu</text:p>
              </text:list-item>
              <text:list-item>
                <text:p>Ułatwiają wprowadzanie zmian i pracę z kodem innym programistom (mam pewność, że jeśli coś zepsuję od razu będę o tym wiedział)</text:p>
              </text:list-item>
              <text:list-item>
                <text:p>Wygodna współpraca w zespole</text:p>
              </text:list-item>
              <text:list-item>
                <text:p>Zachęcają do ulepszania modularyzacji kodu (interfejsy i implementacj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Test Driven Developmen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ajpierw ustalana jest funkcjonalność dla modułu</text:p>
              </text:list-item>
              <text:list-item>
                <text:p>Potem pisane są testy i szkielety klas</text:p>
              </text:list-item>
              <text:list-item>
                <text:p>Klasy są pisane tak, żeby spełnić testy</text:p>
              </text:list-item>
              <text:list-item>
                <text:p>Refaktoryzacja kodu, tak aby spełniał standardy i miał dobrą struktur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JUn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JUnit jest biblioteką (rozwiązaniem) do tworzenia i automatyzacji testów (w szczególności jednostkowych)</text:p>
              </text:list-item>
              <text:list-item>
                <text:p>Bardzo popularne (ale nie jedyne) rozwiązanie</text:p>
              </text:list-item>
              <text:list-item>
                <text:p>Zintegrowane z wieloma narzędziami (maven, większość IDE itp.)</text:p>
              </text:list-item>
              <text:list-item>
                <text:p>Testy mają postać kl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JUnit 3 vs. JUnit 4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Unit3 – testy definiowane przez rozszerzenie odpowiedniej klasy i odpowiednie nazwy metod</text:p>
              </text:list-item>
              <text:list-item>
                <text:p>JUnit 4 – testy definiowane przez adnotacj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zykładowy test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p text:style-name="P6"><text:span text:style-name="T5">package</text:span><text:span text:style-name="T6"> pl.edu.uksw.j2eecourse;</text:span></text:p>
            <text:p><text:span text:style-name="T6"/></text:p>
            <text:p><text:span text:style-name="T5">import</text:span><text:span text:style-name="T6"> org.junit.Test;</text:span></text:p>
            <text:p><text:span text:style-name="T5">import static</text:span><text:span text:style-name="T6"> org.junit.Assert.*;</text:span></text:p>
            <text:p><text:span text:style-name="T6"/></text:p>
            <text:p><text:span text:style-name="T6">public class </text:span><text:span text:style-name="T7">LoginValidatorTest</text:span><text:span text:style-name="T6"> {</text:span></text:p>
            <text:p><text:span text:style-name="T6"/></text:p>
            <text:p><text:span text:style-name="T6"/></text:p>
            <text:p><text:span text:style-name="T6"><text:s text:c="4"/></text:span><text:span text:style-name="T6">@Test</text:span></text:p>
            <text:p><text:span text:style-name="T6"><text:s text:c="4"/></text:span><text:span text:style-name="T6">public void </text:span><text:span text:style-name="T8">testLoginValid</text:span><text:span text:style-name="T6">() {</text:span></text:p>
            <text:p><text:span text:style-name="T6"><text:s text:c="8"/></text:span><text:span text:style-name="T6">System</text:span><text:span text:style-name="T5">.</text:span><text:span text:style-name="T6">out</text:span><text:span text:style-name="T5">.</text:span><text:span text:style-name="T6">println(</text:span><text:span text:style-name="T9">"loginValid"</text:span><text:span text:style-name="T6">);</text:span></text:p>
            <text:p><text:span text:style-name="T6"><text:s text:c="8"/></text:span><text:span text:style-name="T6">LoginValidator instance </text:span><text:span text:style-name="T5">=</text:span><text:span text:style-name="T6"> </text:span><text:span text:style-name="T5">new</text:span><text:span text:style-name="T6"> LoginValidator();</text:span></text:p>
            <text:p><text:span text:style-name="T6"><text:s text:c="8"/></text:span><text:span text:style-name="T6">assertFalse(</text:span><text:span text:style-name="T9">"Allowed null"</text:span><text:span text:style-name="T6">, instance</text:span><text:span text:style-name="T5">.</text:span><text:span text:style-name="T6">loginValid(</text:span><text:span text:style-name="T10">null</text:span><text:span text:style-name="T6">));</text:span></text:p>
            <text:p><text:span text:style-name="T6"><text:s text:c="8"/></text:span><text:span text:style-name="T6">assertFalse(</text:span><text:span text:style-name="T9">"Allowed empty"</text:span><text:span text:style-name="T6">, instance</text:span><text:span text:style-name="T5">.</text:span><text:span text:style-name="T6">loginValid(</text:span><text:span text:style-name="T9">""</text:span><text:span text:style-name="T6">));</text:span></text:p>
            <text:p><text:span text:style-name="T6"><text:s text:c="8"/></text:span><text:span text:style-name="T6">assertTrue(</text:span><text:span text:style-name="T9">"Failed on simple"</text:span><text:span text:style-name="T6">, instance</text:span><text:span text:style-name="T5">.</text:span><text:span text:style-name="T6">loginValid(</text:span><text:span text:style-name="T9">"asdf"</text:span><text:span text:style-name="T6">));</text:span></text:p>
            <text:p><text:span text:style-name="T6"><text:s text:c="8"/></text:span><text:span text:style-name="T6">assertTrue(</text:span><text:span text:style-name="T9">"Failed on digits"</text:span><text:span text:style-name="T6">, instance</text:span><text:span text:style-name="T5">.</text:span><text:span text:style-name="T6">loginValid(</text:span><text:span text:style-name="T9">"asdf123"</text:span><text:span text:style-name="T6">));</text:span></text:p>
            <text:p><text:span text:style-name="T6"><text:s text:c="8"/></text:span><text:span text:style-name="T6">assertFalse(</text:span><text:span text:style-name="T9">"Alowed diacriics"</text:span><text:span text:style-name="T6">, instance</text:span><text:span text:style-name="T5">.</text:span><text:span text:style-name="T6">loginValid(</text:span><text:span text:style-name="T9">"aąśćsdf123"</text:span><text:span text:style-name="T6">));</text:span></text:p>
            <text:p><text:span text:style-name="T6"><text:s text:c="8"/></text:span><text:span text:style-name="T6">assertFalse(</text:span><text:span text:style-name="T9">"Alowed too short"</text:span><text:span text:style-name="T6">, instance</text:span><text:span text:style-name="T5">.</text:span><text:span text:style-name="T6">loginValid(</text:span><text:span text:style-name="T9">"a3"</text:span><text:span text:style-name="T6">));</text:span></text:p>
            <text:p><text:span text:style-name="T6"><text:s text:c="8"/></text:span><text:span text:style-name="T6">assertFalse(</text:span><text:span text:style-name="T9">"Alowed too long"</text:span><text:span text:style-name="T6">, instance</text:span><text:span text:style-name="T5">.</text:span><text:span text:style-name="T6">loginValid(</text:span><text:span text:style-name="T9">"aqazwsxedcrfvtgbyhb"</text:span><text:span text:style-name="T6">));</text:span></text:p>
            <text:p><text:span text:style-name="T6"/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natomia testu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Zazwyczaj test jednoklasowy</text:p>
              </text:list-item>
              <text:list-item>
                <text:p>Pojedynczy test: </text:p>
                <text:list>
                  <text:list-item>
                    <text:p>metoda oznaczona annotacją '<text:span text:style-name="T11">@Test</text:span>' </text:p>
                  </text:list-item>
                </text:list>
              </text:list-item>
              <text:list-item>
                <text:p>Przed (po) wykonaniu testu są wykonywane metody @Before (@After)</text:p>
              </text:list-item>
              <text:list-item>
                <text:p>Test polega na wykonaniu różnych fragmentów kodu z testowymi danymi i spodziewanymi wynikami</text:p>
              </text:list-item>
              <text:list-item>
                <text:p>Sprawdzanie poprawności asercja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sercje, czyli jak sprawdzić poprawność wyniku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tody klasy '<text:span text:style-name="T12">org.junit.Assert</text:span>' (typowo importowane statycznie)</text:p>
              </text:list-item>
              <text:list-item>
                <text:p>Najważniejsze: <text:span text:style-name="T12">assertTrue</text:span>, <text:span text:style-name="T11">assertEquals</text:span>, <text:span text:style-name="T12">assertNull</text:span>, <text:span text:style-name="T11">assertNotNull</text:span></text:p>
              </text:list-item>
              <text:list-item>
                <text:p><text:span text:style-name="T13">Typowo parametry: komunikat błędu, oczekiwana wartość, testowana wartość</text:span><text:span text:style-name="T13"><text:line-break/></text:span><text:span text:style-name="T14">assertEquals("Zły login", "przyklad", testedClass.findLogin());</text:span></text:p>
              </text:list-item>
              <text:list-item>
                <text:p><text:span text:style-name="T13">Uwaga na testowanie wartości zmiennoprzecinkowych – wymagane podanie dokładnośc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zego nie robimy w testac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sty nie mogą zależeć od komputera – nie kodujemy 'na twardo' ścieżek do plików, pliki umieszczamy w zasobach aplikacji</text:p>
              </text:list-item>
              <text:list-item>
                <text:p>Testy powinny być niezależne od zasobów zewnętrznych – testy powinny przechodzić poprawnie bez dostępu do sieci</text:p>
              </text:list-item>
              <text:list-item>
                <text:p>Testy są szybkie – nie powinny znacząco wydłużać kompilacji</text:p>
              </text:list-item>
              <text:list-item>
                <text:p>Adnotacja @Ignore – leczenie przez stłuczenie termometr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Uruchamianie testó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winno się odbywać w każdym przebiegu kompilacji – najlepiej zintegrować z build-systemem</text:p>
              </text:list-item>
              <text:list-item>
                <text:p>dobra praktyka: maven – testy są wbudowane w istotę projektu </text:p>
              </text:list-item>
              <text:list-item>
                <text:p>IDE pozwala uruchamiać testy indywidualnie i ładnie przeglądać wyni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, 'Lucida Console'"/>
    <style:font-face style:name="Consolas1" svg:font-family="Consolas, 'Lucida Console'" style:font-adornments="Semibold"/>
    <style:font-face style:name="Lohit Devanagari2" svg:font-family="'Lohit Devanagari'"/>
    <style:font-face style:name="FreeSans2" svg:font-family="FreeSans" style:font-family-generic="swiss"/>
    <style:font-face style:name="Courier 10 Pitch2" svg:font-family="'Courier 10 Pitch'" style:font-pitch="fixed"/>
    <style:font-face style:name="Courier 10 Pitch4" svg:font-family="'Courier 10 Pitch'" style:font-adornments="Semibold" style:font-pitch="fixed"/>
    <style:font-face style:name="Courier 10 Pitch1" svg:font-family="'Courier 10 Pitch'" style:font-adornments="標準" style:font-pitch="fixed"/>
    <style:font-face style:name="Liberation Mono2" svg:font-family="'Liberation Mono', 'Courier New'" style:font-family-generic="modern" style:font-pitch="fixed"/>
    <style:font-face style:name="Nimbus Mono L2" svg:font-family="'Nimbus Mono L'" style:font-family-generic="modern" style:font-pitch="fixed"/>
    <style:font-face style:name="Nimbus Mono L1" svg:font-family="'Nimbus Mono L'" style:font-adornments="Semibold" style:font-family-generic="modern" style:font-pitch="fixed"/>
    <style:font-face style:name="Consolas" svg:font-family="Consolas, 'Lucida Console'" style:font-adornments="Semibold" style:font-pitch="variable"/>
    <style:font-face style:name="Courier 10 Pitch3" svg:font-family="'Courier 10 Pitch'" style:font-adornments="Semibold" style:font-pitch="variable"/>
    <style:font-face style:name="Courier 10 Pitch" svg:font-family="'Courier 10 Pitch'" style:font-adornments="標準" style:font-pitch="variable"/>
    <style:font-face style:name="Lohit Devanagari1" svg:font-family="'Lohit Devanagari'" style:font-pitch="variable"/>
    <style:font-face style:name="Source Sans Pro4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Liberation Mono1" svg:font-family="'Liberation Mono', 'Courier New'" style:font-family-generic="modern" style:font-pitch="variable"/>
    <style:font-face style:name="Nimbus Mono L" svg:font-family="'Nimbus Mono L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Semibold" style:font-family-generic="swiss" style:font-pitch="variable"/>
    <style:font-face style:name="FreeSans1" svg:font-family="FreeSans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ekst_20_wstępnie_20_sformatowany" style:display-name="Tekst wstępnie sformatowany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ks" style:family="graphic">
      <style:paragraph-properties style:text-autospace="none"/>
      <style:text-properties style:font-name-asian="Lohit Devanagari2" style:font-family-asian="'Lohit Devanagari'"/>
    </style:style>
    <style:style style:name="Podpis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3:44:18.676737913</meta:creation-date>
    <dc:date>2015-05-30T10:45:32.207597012</dc:date>
    <meta:editing-duration>PT2H53M55S</meta:editing-duration>
    <meta:editing-cycles>15</meta:editing-cycles>
    <meta:generator>LibreOffice/4.3.6.2$Linux_X86_64 LibreOffice_project/430$Build-2</meta:generator>
    <dc:creator>Aleksander Nowiński</dc:creator>
    <dc:title>Testy jednostkowe</dc:title>
    <meta:document-statistic meta:object-count="91"/>
  </office:meta>
</office:document-meta>
</file>